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/>
      <text:p text:style-name="Standard">int login();</text:p>
      <text:p text:style-name="Standard">void reg();</text:p>
      <text:p text:style-name="Standard">unsigned long deposit,withdraw;</text:p>
      <text:p text:style-name="Standard">int i,c,a=0;</text:p>
      <text:p text:style-name="Standard">char trans='y';</text:p>
      <text:p text:style-name="Standard"/>
      <text:p text:style-name="Standard">struct atm_user</text:p>
      <text:p text:style-name="Standard">{</text:p>
      <text:p text:style-name="Standard"><text:tab/>int id;</text:p>
      <text:p text:style-name="Standard"><text:tab/>int pinn;</text:p>
      <text:p text:style-name="Standard"><text:tab/>unsigned long balance;</text:p>
      <text:p text:style-name="Standard">};</text:p>
      <text:p text:style-name="Standard">struct atm_user user[2];</text:p>
      <text:p text:style-name="Standard"/>
      <text:p text:style-name="Standard">void main()</text:p>
      <text:p text:style-name="Standard">{</text:p>
      <text:p text:style-name="Standard"><text:tab/></text:p>
      <text:p text:style-name="Standard"><text:tab/>reg();<text:tab/></text:p>
      <text:p text:style-name="Standard"><text:tab/>int check=login();</text:p>
      <text:p text:style-name="Standard"><text:tab/>if(check&gt;0)</text:p>
      <text:p text:style-name="Standard"><text:tab/>{</text:p>
      <text:p text:style-name="Standard"><text:tab/>printf("user %d logged in successfully\n",user[i].id);</text:p>
      <text:p text:style-name="Standard"><text:tab/>do</text:p>
      <text:p text:style-name="Standard"><text:tab/>{</text:p>
      <text:p text:style-name="Standard"><text:tab/><text:tab/>printf("1.check balance\n");</text:p>
      <text:p text:style-name="Standard"><text:tab/><text:tab/>printf("2.withdraw cash\n");</text:p>
      <text:p text:style-name="Standard"><text:tab/><text:tab/>printf("3.deposit cash\n");</text:p>
      <text:p text:style-name="Standard"><text:tab/><text:tab/>printf("4.Quit\n");</text:p>
      <text:p text:style-name="Standard"><text:tab/><text:tab/>printf("\n\n");</text:p>
      <text:p text:style-name="Standard"><text:tab/><text:tab/>printf("enter choice as per your requirement : ");</text:p>
      <text:p text:style-name="Standard"><text:tab/><text:tab/>scanf("%d",&amp;c);</text:p>
      <text:p text:style-name="Standard"><text:tab/><text:tab/>switch (c)</text:p>
      <text:p text:style-name="Standard"><text:tab/><text:tab/>{</text:p>
      <text:p text:style-name="Standard"><text:tab/><text:tab/><text:tab/>case 1:</text:p>
      <text:p text:style-name="Standard"><text:tab/><text:tab/><text:tab/><text:tab/>printf("\nyour balance is : %lu",user[i].balance);</text:p>
      <text:p text:style-name="Standard"><text:tab/><text:tab/><text:tab/><text:tab/>break;</text:p>
      <text:p text:style-name="Standard"><text:tab/><text:tab/><text:tab/>case 2:</text:p>
      <text:p text:style-name="Standard"><text:tab/><text:tab/><text:tab/><text:tab/>printf("\nenter the amount you want to withdraw : ");</text:p>
      <text:p text:style-name="Standard"><text:tab/><text:tab/><text:tab/><text:tab/>scanf("%lu",&amp;withdraw);</text:p>
      <text:p text:style-name="Standard"><text:tab/><text:tab/><text:tab/><text:tab/>if(withdraw%100!=0)</text:p>
      <text:p text:style-name="Standard"><text:tab/><text:tab/><text:tab/><text:tab/>{</text:p>
      <text:p text:style-name="Standard"><text:tab/><text:tab/><text:tab/><text:tab/><text:tab/>printf("\nplease enter the amount in multiple of 100's");</text:p>
      <text:p text:style-name="Standard"><text:tab/><text:tab/><text:tab/><text:tab/>}</text:p>
      <text:p text:style-name="Standard"><text:tab/><text:tab/><text:tab/><text:tab/>else if(withdraw&gt;(user[i].balance-300))</text:p>
      <text:p text:style-name="Standard"><text:tab/><text:tab/><text:tab/><text:tab/>{</text:p>
      <text:p text:style-name="Standard"><text:tab/><text:tab/><text:tab/><text:tab/><text:tab/>printf("\nInsufficient balance"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user[i].balance=user[i].balance-withdraw;</text:p>
      <text:p text:style-name="Standard"><text:soft-page-break/><text:tab/><text:tab/><text:tab/><text:tab/><text:tab/>printf("\n\nplease collect amount");</text:p>
      <text:p text:style-name="Standard"><text:tab/><text:tab/><text:tab/><text:tab/><text:tab/>printf("\ncurrent available balance is : %lu",user[i].balance);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case 3:</text:p>
      <text:p text:style-name="Standard"><text:tab/><text:tab/><text:tab/><text:tab/>printf("\nenter the amount to deposit cash");</text:p>
      <text:p text:style-name="Standard"><text:tab/><text:tab/><text:tab/><text:tab/>scanf("%lu",&amp;deposit);</text:p>
      <text:p text:style-name="Standard"><text:tab/><text:tab/><text:tab/><text:tab/>user[i].balance=user[i].balance+deposit;</text:p>
      <text:p text:style-name="Standard"><text:tab/><text:tab/><text:tab/><text:tab/>printf("\nyour new balance is : %lu",user[i].balance);</text:p>
      <text:p text:style-name="Standard"><text:tab/><text:tab/><text:tab/><text:tab/>break;</text:p>
      <text:p text:style-name="Standard"><text:tab/><text:tab/><text:tab/>case 4:</text:p>
      <text:p text:style-name="Standard"><text:tab/><text:tab/><text:tab/><text:tab/>printf("thank you!!");</text:p>
      <text:p text:style-name="Standard"><text:tab/><text:tab/><text:tab/><text:tab/>//a=1;</text:p>
      <text:p text:style-name="Standard"><text:tab/><text:tab/><text:tab/><text:tab/>break;</text:p>
      <text:p text:style-name="Standard"><text:tab/><text:tab/><text:tab/>default:</text:p>
      <text:p text:style-name="Standard"><text:tab/><text:tab/><text:tab/><text:tab/>printf("invalid entery");</text:p>
      <text:p text:style-name="Standard"><text:tab/><text:tab/>}</text:p>
      <text:p text:style-name="Standard"><text:tab/><text:tab/>printf("\n\n\n Do you want to do another transaction? (y/n) : \n");</text:p>
      <text:p text:style-name="Standard"><text:tab/><text:tab/>fflush(stdin);</text:p>
      <text:p text:style-name="Standard"><text:tab/><text:tab/>scanf("%c",&amp;trans);</text:p>
      <text:p text:style-name="Standard"><text:tab/><text:tab/>if(trans=='n'||trans=='N')</text:p>
      <text:p text:style-name="Standard"><text:tab/><text:tab/>a=1;</text:p>
      <text:p text:style-name="Standard"><text:tab/>}while(!a);</text:p>
      <text:p text:style-name="Standard"><text:tab/>printf("\n\nthanks for using our ATM\n");</text:p>
      <text:p text:style-name="Standard"><text:tab/></text:p>
      <text:p text:style-name="Standard"><text:tab/>}</text:p>
      <text:p text:style-name="Standard">}</text:p>
      <text:p text:style-name="Standard">void reg()</text:p>
      <text:p text:style-name="Standard">{</text:p>
      <text:p text:style-name="Standard"><text:tab/>for(int i=0;i&lt;2;i++)</text:p>
      <text:p text:style-name="Standard"><text:tab/>{</text:p>
      <text:p text:style-name="Standard"><text:tab/><text:tab/>user[i].id=(i+1);</text:p>
      <text:p text:style-name="Standard"><text:tab/><text:tab/>user[i].pinn=(i+1)*111;</text:p>
      <text:p text:style-name="Standard"><text:tab/><text:tab/>user[i].balance=(i+1)*3000;</text:p>
      <text:p text:style-name="Standard"><text:tab/>}</text:p>
      <text:p text:style-name="Standard">}</text:p>
      <text:p text:style-name="Standard">int login()</text:p>
      <text:p text:style-name="Standard">{</text:p>
      <text:p text:style-name="Standard"><text:tab/>int p,j,chance=3;</text:p>
      <text:p text:style-name="Standard"><text:tab/>do</text:p>
      <text:p text:style-name="Standard"><text:tab/>{</text:p>
      <text:p text:style-name="Standard"><text:tab/><text:tab/>printf("enter pin\n");</text:p>
      <text:p text:style-name="Standard"><text:tab/><text:tab/>scanf("%d",&amp;p);<text:tab/><text:tab/></text:p>
      <text:p text:style-name="Standard"><text:tab/><text:tab/>if(p!=user[i-1].pinn)</text:p>
      <text:p text:style-name="Standard"><text:tab/><text:tab/>chance--;</text:p>
      <text:p text:style-name="Standard"><text:tab/>}while(p!=user[i-1].pinn &amp;&amp; chance&gt;0);</text:p>
      <text:p text:style-name="Standard"><text:tab/>if(chance==0)</text:p>
      <text:p text:style-name="Standard"><text:tab/>{</text:p>
      <text:p text:style-name="Standard"><text:tab/><text:tab/>return -1;</text:p>
      <text:p text:style-name="Standard"><text:tab/>}</text:p>
      <text:p text:style-name="Standard"><text:tab/>else</text:p>
      <text:p text:style-name="Standard"><text:tab/>{</text:p>
      <text:p text:style-name="Standard"><text:soft-page-break/><text:tab/><text:tab/>return p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21:39:51.102165937</meta:creation-date>
    <dc:date>2022-02-01T21:40:43.234334960</dc:date>
    <meta:editing-duration>PT53S</meta:editing-duration>
    <meta:editing-cycles>1</meta:editing-cycles>
    <meta:document-statistic meta:table-count="0" meta:image-count="0" meta:object-count="0" meta:page-count="3" meta:paragraph-count="104" meta:word-count="200" meta:character-count="1849" meta:non-whitespace-character-count="1541"/>
    <meta:generator>LibreOffice/6.0.7.3$Linux_X86_64 LibreOffice_project/00m0$Build-3</meta:generator>
  </office:meta>
</office:document-meta>
</file>